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svg:stroke-color="#000000" draw:fill="hatch" draw:fill-color="#729fcf" draw:fill-hatch-name="Black_20_45_20_Degrees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5" style:family="graphic" style:parent-style-name="standard">
      <style:graphic-properties svg:stroke-color="#000000" draw:fill="none" draw:textarea-vertical-align="middle" draw:auto-grow-height="false" fo:min-height="3.542cm" fo:min-width="0cm"/>
    </style:style>
    <style:style style:name="gr6" style:family="graphic" style:parent-style-name="objectwithoutfill">
      <style:graphic-properties svg:stroke-width="0.05cm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2cm" draw:marker-start-width="0.08cm" draw:marker-end="Arrow" draw:marker-end-width="0.18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84cm" fo:padding-top="0cm" fo:padding-bottom="0cm" fo:padding-left="0cm" fo:padding-right="0cm"/>
    </style:style>
    <style:style style:name="gr9" style:family="graphic" style:parent-style-name="objectwithoutfill">
      <style:graphic-properties draw:marker-end="Arrow" draw:marker-end-width="0.2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56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2cm" fo:min-width="3.45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319cm"/>
    </style:style>
    <style:style style:name="gr13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hatch" draw:fill-color="#729fcf" draw:fill-hatch-name="Black_20_45_20_Degrees"/>
      <style:paragraph-properties fo:text-align="center"/>
    </style:style>
    <style:style style:name="P4" style:family="paragraph">
      <loext:graphic-properties draw:fill="none" draw:fill-color="#ffffff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1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2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5.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3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0.5cm" svg:height="0.5cm" svg:x="9.5cm" svg:y="3.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465cm" svg:height="0.649cm" svg:x="10.035cm" svg:y="3.5cm">
          <draw:text-box>
            <text:p><text:span text:style-name="T1">buf[BLKDIM+2]</text:span></text:p>
          </draw:text-box>
        </draw:frame>
        <draw:frame draw:style-name="gr4" draw:text-style-name="P4" draw:layer="layout" svg:width="2cm" svg:height="0.649cm" svg:x="14cm" svg:y="2cm">
          <draw:text-box>
            <text:p><text:span text:style-name="T1">d_cur[]</text:span></text:p>
          </draw:text-box>
        </draw:frame>
        <draw:custom-shape draw:style-name="gr5" draw:text-style-name="P5" draw:layer="layout" svg:width="0.25cm" svg:height="4cm" draw:transform="rotate (1.5707963267949) translate (5.5cm 1.8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4" draw:layer="layout" svg:width="2.085cm" svg:height="0.649cm" svg:x="6.635cm" svg:y="1cm">
          <draw:text-box>
            <text:p><text:span text:style-name="T1">BLKDIM</text:span></text:p>
          </draw:text-box>
        </draw:frame>
        <draw:line draw:style-name="gr6" draw:text-style-name="P5" draw:layer="layout" svg:x1="6.25cm" svg:y1="2.5cm" svg:x2="6.25cm" svg:y2="3.5cm">
          <text:p/>
        </draw:line>
        <draw:frame draw:style-name="gr4" draw:text-style-name="P4" draw:layer="layout" svg:width="1.965cm" svg:height="0.649cm" svg:x="6.75cm" svg:y="2.601cm">
          <draw:text-box>
            <text:p><text:span text:style-name="T1">gindex</text:span></text:p>
          </draw:text-box>
        </draw:frame>
        <draw:frame draw:style-name="gr4" draw:text-style-name="P4" draw:layer="layout" svg:width="1.965cm" svg:height="0.649cm" svg:x="6.75cm" svg:y="4.25cm">
          <draw:text-box>
            <text:p><text:span text:style-name="T1">lindex</text:span></text:p>
          </draw:text-box>
        </draw:frame>
        <draw:line draw:style-name="gr7" draw:text-style-name="P5" draw:layer="layout" svg:x1="7cm" svg:y1="4.5cm" svg:x2="6.5cm" svg:y2="4cm">
          <text:p/>
        </draw:line>
        <draw:line draw:style-name="gr7" draw:text-style-name="P5" draw:layer="layout" svg:x1="7cm" svg:y1="3cm" svg:x2="6.5cm" svg:y2="2.5cm">
          <text:p/>
        </draw:line>
        <draw:frame draw:style-name="gr8" draw:text-style-name="P6" xml:id="id1" draw:id="id1" draw:layer="layout" svg:width="1.484cm" svg:height="0.395cm" svg:x="10.5cm" svg:y="2.855cm">
          <draw:text-box>
            <text:p><text:span text:style-name="T2">ghost cell</text:span></text:p>
          </draw:text-box>
        </draw:frame>
        <draw:connector draw:style-name="gr9" draw:text-style-name="P5" draw:layer="layout" draw:type="line" svg:x1="10.5cm" svg:y1="3.052cm" svg:x2="9.75cm" svg:y2="3.5cm" draw:start-shape="id1" draw:start-glue-point="3" draw:end-shape="id2" draw:end-glue-point="0" svg:d="M10500 3052l-750 448" svg:viewBox="0 0 751 449">
          <text:p/>
        </draw:connector>
        <draw:custom-shape draw:style-name="gr3" draw:text-style-name="P3" draw:layer="layout" svg:width="0.5cm" svg:height="0.5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3.5cm" svg:y="2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.356cm" svg:height="0.645cm" svg:x="2.5cm" svg:y="3.5cm">
          <draw:text-box>
            <text:p><text:span text:style-name="T2">__shared__</text:span></text:p>
          </draw:text-box>
        </draw:frame>
        <draw:custom-shape draw:style-name="gr11" draw:text-style-name="P5" draw:layer="layout" svg:width="4cm" svg:height="0.5cm" svg:x="1.5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cm" svg:height="0.5cm" svg:x="5.5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cm" svg:height="0.5cm" svg:x="9.5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cm" svg:height="0.5cm" svg:x="5.5cm" svg:y="3.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.968cm" svg:height="0.569cm" svg:x="8.774cm" svg:y="4.297cm">
          <draw:text-box>
            <text:p><text:span text:style-name="T3">BLKDIM+1</text:span></text:p>
          </draw:text-box>
        </draw:frame>
        <draw:frame draw:style-name="gr12" draw:text-style-name="P7" draw:layer="layout" svg:width="0.635cm" svg:height="0.569cm" svg:x="4.908cm" svg:y="4.306cm">
          <draw:text-box>
            <text:p><text:span text:style-name="T3">0</text:span></text:p>
          </draw:text-box>
        </draw:frame>
        <draw:line draw:style-name="gr13" draw:text-style-name="P5" draw:layer="layout" svg:x1="5.227cm" svg:y1="4.406cm" svg:x2="5.227cm" svg:y2="3.957cm">
          <text:p/>
        </draw:line>
        <draw:line draw:style-name="gr13" draw:text-style-name="P5" draw:layer="layout" svg:x1="9.76cm" svg:y1="4.407cm" svg:x2="9.76cm" svg:y2="3.9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